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Open Sans" fo:font-size="9.75pt" fo:letter-spacing="normal" fo:font-style="normal" fo:font-weight="normal" officeooo:paragraph-rsid="000e9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Test </text:p>
      <text:p text:style-name="P1">public void updateCustomersOfAnEmployee() { </text:p>
      <text:p text:style-name="P1">try {</text:p>
      <text:p text:style-name="P1"><text:s/>Employee emp = empRepo.selectEmployee(112); </text:p>
      <text:p text:style-name="P1">Set&lt;Customer&gt; setOfCusts = emp.getCustomers(); </text:p>
      <text:p text:style-name="P1">for(Customer cust: setOfCusts) { </text:p>
      <text:p text:style-name="P1">if(cust.getCustomerId()==102) { </text:p>
      <text:p text:style-name="P1">System.out.println("Customer id : "+cust.getCustomerId());</text:p>
      <text:p text:style-name="P1"><text:s/>System.out.println("Customer name : "+cust.getCustomerName()); </text:p>
      <text:p text:style-name="P1">System.out.println("Customer city : "+cust.getCity()); System.out.println("-------------"); cust.setCity(cust.getCity().toUpperCase()); cust.setCustomerName(cust.getCustomerName().toUpperCase()); </text:p>
      <text:p text:style-name="P1">} </text:p>
      <text:p text:style-name="P1">}</text:p>
      <text:p text:style-name="P1"><text:s/>empRepo.updateEmployee(emp); </text:p>
      <text:p text:style-name="P1">} </text:p>
      <text:p text:style-name="P1">catch (EmployeeNotFoundException e) </text:p>
      <text:p text:style-name="P1">{</text:p>
      <text:p text:style-name="P1"><text:s/>// TODO Auto-generated catch block e.printStackTrace(); </text:p>
      <text:p text:style-name="P1">} 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7:40:35.587010581</meta:creation-date>
    <dc:date>2021-11-13T17:43:26.325621132</dc:date>
    <meta:editing-duration>PT2M53S</meta:editing-duration>
    <meta:editing-cycles>1</meta:editing-cycles>
    <meta:document-statistic meta:table-count="0" meta:image-count="0" meta:object-count="0" meta:page-count="1" meta:paragraph-count="19" meta:word-count="53" meta:character-count="662" meta:non-whitespace-character-count="611"/>
    <meta:generator>LibreOffice/6.4.7.2$Linux_X86_64 LibreOffice_project/40$Build-2</meta:generator>
  </office:meta>
</office:document-meta>
</file>